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122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7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7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7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7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7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7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7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7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7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7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7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7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7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style-name="ce6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7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7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style-name="ce6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7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7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7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7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7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5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7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7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5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7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table:number-columns-repeated="2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formula="of:=199+3.94" office:value-type="float" office:value="202.94" calcext:value-type="float">
            <text:p>202.94</text:p>
          </table:table-cell>
          <table:table-cell office:value-type="date" office:date-value="2017-01-24" calcext:value-type="date">
            <text:p>2017-01-24</text:p>
          </table:table-cell>
          <table:table-cell table:formula="of:=8.72+0.6" office:value-type="float" office:value="9.32" calcext:value-type="float">
            <text:p>9.32</text:p>
          </table:table-cell>
          <table:table-cell office:value-type="float" office:value="3.94" calcext:value-type="float">
            <text:p>3.94</text:p>
          </table:table-cell>
          <table:table-cell table:formula="of:=[Sold.H25]-[Sold.J25]-[Sold.K25]" office:value-type="float" office:value="189.68" calcext:value-type="float">
            <text:p>189.68</text:p>
          </table:table-cell>
          <table:table-cell table:formula="of:=[Sold.H25]-[Sold.C25]-[Sold.J25]-[Sold.K25]" office:value-type="float" office:value="89.68" calcext:value-type="float">
            <text:p>89.68</text:p>
          </table:table-cell>
          <table:table-cell office:value-type="float" office:value="4" calcext:value-type="float">
            <text:p>4</text:p>
          </table:table-cell>
          <table:table-cell table:style-name="ce7" table:formula="of:=([Sold.L25]/[Sold.C25]-1)*100" office:value-type="float" office:value="89.68" calcext:value-type="float">
            <text:p>89.7</text:p>
          </table:table-cell>
          <table:table-cell table:formula="of:=[Sold.O25]/([Sold.I25]-[Sold.D25])*365" office:value-type="float" office:value="84.1470437017995" calcext:value-type="float">
            <text:p>84.1470437018</text:p>
          </table:table-cell>
          <table:table-cell office:value-type="string" calcext:value-type="string">
            <text:p>Zwrot do puli:</text:p>
          </table:table-cell>
          <table:table-cell table:formula="of:=SUM([Sold.L22:.L26])" office:value-type="float" office:value="639.62" calcext:value-type="float">
            <text:p>639.62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 table:style-name="ce5"/>
          <table:table-cell table:formula="of:=49+3.94" office:value-type="float" office:value="52.94" calcext:value-type="float">
            <text:p>52.94</text:p>
          </table:table-cell>
          <table:table-cell office:value-type="date" office:date-value="2017-01-22" calcext:value-type="date">
            <text:p>2017-01-22</text:p>
          </table:table-cell>
          <table:table-cell table:formula="of:=2.45+0.9"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table:formula="of:=[Sold.H26]-[Sold.J26]-[Sold.K26]" office:value-type="float" office:value="45.65" calcext:value-type="float">
            <text:p>45.65</text:p>
          </table:table-cell>
          <table:table-cell table:formula="of:=[Sold.H26]-[Sold.C26]-[Sold.J26]-[Sold.K26]" office:value-type="float" office:value="26.21" calcext:value-type="float">
            <text:p>26.21</text:p>
          </table:table-cell>
          <table:table-cell office:value-type="float" office:value="6" calcext:value-type="float">
            <text:p>6</text:p>
          </table:table-cell>
          <table:table-cell table:style-name="ce7" table:formula="of:=([Sold.L26]/[Sold.C26]-1)*100" office:value-type="float" office:value="134.825102880658" calcext:value-type="float">
            <text:p>134.8</text:p>
          </table:table-cell>
          <table:table-cell table:formula="of:=[Sold.O26]/([Sold.I26]-[Sold.D26])*365" office:value-type="float" office:value="518.012237383581" calcext:value-type="float">
            <text:p>518.0122373836</text:p>
          </table:table-cell>
          <table:table-cell office:value-type="string" calcext:value-type="string">
            <text:p>Zysk:</text:p>
          </table:table-cell>
          <table:table-cell table:formula="of:=SUM([Sold.M22:.M26])"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/>
          <table:table-cell table:style-name="ce5"/>
          <table:table-cell office:value-type="float" office:value="44.43" calcext:value-type="float">
            <text:p>44.43</text:p>
          </table:table-cell>
          <table:table-cell office:value-type="date" office:date-value="2017-02-03" calcext:value-type="date">
            <text:p>2017-02-03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formula="of:=[Sold.H27]-[Sold.J27]-[Sold.K27]" office:value-type="float" office:value="40" calcext:value-type="float">
            <text:p>40</text:p>
          </table:table-cell>
          <table:table-cell table:formula="of:=[Sold.H27]-[Sold.C27]-[Sold.J27]-[Sold.K27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7" table:formula="of:=([Sold.L27]/[Sold.C27]-1)*100" office:value-type="float" office:value="166.666666666667" calcext:value-type="float">
            <text:p>166.7</text:p>
          </table:table-cell>
          <table:table-cell table:formula="of:=[Sold.O27]/([Sold.I27]-[Sold.D27])*365" office:value-type="float" office:value="79.6247818499129" calcext:value-type="float">
            <text:p>79.6247818499</text:p>
          </table:table-cell>
          <table:table-cell table:number-columns-repeated="2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23.94" calcext:value-type="float">
            <text:p>23.94</text:p>
          </table:table-cell>
          <table:table-cell office:value-type="date" office:date-value="2017-02-06" calcext:value-type="date">
            <text:p>2017-02-06</text:p>
          </table:table-cell>
          <table:table-cell office:value-type="float" office:value="1.15" calcext:value-type="float">
            <text:p>1.15</text:p>
          </table:table-cell>
          <table:table-cell office:value-type="float" office:value="3.94" calcext:value-type="float">
            <text:p>3.94</text:p>
          </table:table-cell>
          <table:table-cell table:formula="of:=[Sold.H28]-[Sold.J28]-[Sold.K28]" office:value-type="float" office:value="18.85" calcext:value-type="float">
            <text:p>18.85</text:p>
          </table:table-cell>
          <table:table-cell table:formula="of:=[Sold.H28]-[Sold.C28]-[Sold.J28]-[Sold.K28]" office:value-type="float" office:value="-5.65" calcext:value-type="float">
            <text:p>-5.65</text:p>
          </table:table-cell>
          <table:table-cell office:value-type="float" office:value="1" calcext:value-type="float">
            <text:p>1</text:p>
          </table:table-cell>
          <table:table-cell table:style-name="ce7" table:formula="of:=([Sold.L28]/[Sold.C28]-1)*100" office:value-type="float" office:value="-23.0612244897959" calcext:value-type="float">
            <text:p>-23.1</text:p>
          </table:table-cell>
          <table:table-cell table:formula="of:=[Sold.O28]/([Sold.I28]-[Sold.D28])*365" office:value-type="float" office:value="-120.247813411079" calcext:value-type="float">
            <text:p>-120.2478134111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Default"/>
          <table:table-cell/>
          <table:table-cell office:value-type="float" office:value="147.6" calcext:value-type="float">
            <text:p>147.6</text:p>
          </table:table-cell>
          <table:table-cell office:value-type="date" office:date-value="2017-02-08" calcext:value-type="date">
            <text:p>2017-02-08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29]-[Sold.J29]-[Sold.K29]" office:value-type="float" office:value="132.38" calcext:value-type="float">
            <text:p>132.38</text:p>
          </table:table-cell>
          <table:table-cell table:formula="of:=[Sold.H29]-[Sold.C29]-[Sold.J29]-[Sold.K29]" office:value-type="float" office:value="107.88" calcext:value-type="float">
            <text:p>107.88</text:p>
          </table:table-cell>
          <table:table-cell office:value-type="float" office:value="1" calcext:value-type="float">
            <text:p>1</text:p>
          </table:table-cell>
          <table:table-cell table:style-name="ce7" table:formula="of:=([Sold.L29]/[Sold.C29]-1)*100" office:value-type="float" office:value="440.326530612245" calcext:value-type="float">
            <text:p>440.3</text:p>
          </table:table-cell>
          <table:table-cell table:formula="of:=[Sold.O29]/([Sold.I29]-[Sold.D29])*365" office:value-type="float" office:value="2232.21088435374" calcext:value-type="float">
            <text:p>2232.2108843538</text:p>
          </table:table-cell>
          <table:table-cell table:number-columns-repeated="2"/>
        </table:table-row>
        <table:table-row table:style-name="ro1">
          <table:table-cell office:value-type="float" office:value="9788308046647" calcext:value-type="float">
            <text:p>9788308046647</text:p>
          </table:table-cell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59.9" calcext:value-type="float">
            <text:p>59.9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date" office:date-value="2017-02-14" calcext:value-type="date">
            <text:p>2017-02-14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table:formula="of:=[Sold.H30]-[Sold.J30]-[Sold.K30]" office:value-type="float" office:value="33.5" calcext:value-type="float">
            <text:p>33.5</text:p>
          </table:table-cell>
          <table:table-cell table:formula="of:=[Sold.H30]-[Sold.C30]-[Sold.J30]-[Sold.K3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table:formula="of:=([Sold.L30]/[Sold.C30]-1)*100" office:value-type="float" office:value="36.734693877551" calcext:value-type="float">
            <text:p>36.7</text:p>
          </table:table-cell>
          <table:table-cell table:formula="of:=[Sold.O30]/([Sold.I30]-[Sold.D30])*365" office:value-type="float" office:value="171.899529042386" calcext:value-type="float">
            <text:p>171.8995290424</text:p>
          </table:table-cell>
          <table:table-cell table:number-columns-repeated="2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date" office:date-value="2017-02-18" calcext:value-type="date">
            <text:p>2017-02-18</text:p>
          </table:table-cell>
          <table:table-cell office:value-type="float" office:value="4.2" calcext:value-type="float">
            <text:p>4.2</text:p>
          </table:table-cell>
          <table:table-cell office:value-type="float" office:value="8.6" calcext:value-type="float">
            <text:p>8.6</text:p>
          </table:table-cell>
          <table:table-cell table:formula="of:=[Sold.H31]-[Sold.J31]-[Sold.K31]" office:value-type="float" office:value="64.8" calcext:value-type="float">
            <text:p>64.8</text:p>
          </table:table-cell>
          <table:table-cell table:formula="of:=[Sold.H31]-[Sold.C31]-[Sold.J31]-[Sold.K31]"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table:style-name="ce7" table:formula="of:=([Sold.L31]/[Sold.C31]-1)*100" office:value-type="float" office:value="9.83050847457627" calcext:value-type="float">
            <text:p>9.8</text:p>
          </table:table-cell>
          <table:table-cell table:formula="of:=[Sold.O31]/([Sold.I31]-[Sold.D31])*365" office:value-type="float" office:value="1.20812646236375" calcext:value-type="float">
            <text:p>1.2081264624</text:p>
          </table:table-cell>
          <table:table-cell office:value-type="string" calcext:value-type="string">
            <text:p>Zwrot do puli:</text:p>
          </table:table-cell>
          <table:table-cell table:formula="of:=SUM([Sold.L27:.L32])" office:value-type="float" office:value="314.47" calcext:value-type="float">
            <text:p>314.47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style-name="ce4" office:value-type="float" office:value="34.9" calcext:value-type="float">
            <text:p>34.9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date" office:date-value="2017-02-20" calcext:value-type="date">
            <text:p>2017-02-20</text:p>
          </table:table-cell>
          <table:table-cell office:value-type="float" office:value="1.16" calcext:value-type="float">
            <text:p>1.16</text:p>
          </table:table-cell>
          <table:table-cell office:value-type="float" office:value="5.2" calcext:value-type="float">
            <text:p>5.2</text:p>
          </table:table-cell>
          <table:table-cell table:formula="of:=[Sold.H32]-[Sold.J32]-[Sold.K32]" office:value-type="float" office:value="24.94" calcext:value-type="float">
            <text:p>24.94</text:p>
          </table:table-cell>
          <table:table-cell table:formula="of:=[Sold.H32]-[Sold.C32]-[Sold.J32]-[Sold.K32]" office:value-type="float" office:value="-14.96" calcext:value-type="float">
            <text:p>-14.96</text:p>
          </table:table-cell>
          <table:table-cell office:value-type="float" office:value="2" calcext:value-type="float">
            <text:p>2</text:p>
          </table:table-cell>
          <table:table-cell table:style-name="ce7" table:formula="of:=([Sold.L32]/[Sold.C32]-1)*100" office:value-type="float" office:value="-37.4937343358396" calcext:value-type="float">
            <text:p>-37.5</text:p>
          </table:table-cell>
          <table:table-cell table:formula="of:=[Sold.O32]/([Sold.I32]-[Sold.D32])*365" office:value-type="float" office:value="-190.072403230298" calcext:value-type="float">
            <text:p>-190.0724032303</text:p>
          </table:table-cell>
          <table:table-cell office:value-type="string" calcext:value-type="string">
            <text:p>Zysk:</text:p>
          </table:table-cell>
          <table:table-cell table:formula="of:=SUM([Sold.M27:.M32])" office:value-type="float" office:value="127.07" calcext:value-type="float">
            <text:p>127.07</text:p>
          </table:table-cell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2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2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2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2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4"/>
          <table:table-cell table:style-name="Default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5"/>
        </table:table-row>
        <table:table-row table:style-name="ro1" table:number-rows-repeated="15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4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7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4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7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639.62" calcext:value-type="float">
            <text:p>639.62</text:p>
          </table:table-cell>
          <table:table-cell table:formula="of:=[Summary.D6]-[Summary.C6]" office:value-type="float" office:value="504.52" calcext:value-type="float">
            <text:p>504.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1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3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9:58:39.536670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3-04T15:06:43.983331484</dc:date>
    <meta:editing-duration>P2DT3H41M54S</meta:editing-duration>
    <meta:editing-cycles>124</meta:editing-cycles>
    <meta:generator>LibreOffice/5.1.6.2$Linux_X86_64 LibreOffice_project/10m0$Build-2</meta:generator>
    <meta:document-statistic meta:table-count="5" meta:cell-count="1555" meta:object-count="0"/>
  </office:meta>
</office:document-meta>
</file>